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viceAssembliesTask.isXml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setXmlOutput( String xml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getServiceAssembl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set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doExecute( AdminCommandsServiceMBean a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stServiceAssembliesTask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erviceAssembliesTask.setServiceAssemblyName( String serviceAssembly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